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  <mtext>hello</mtext>
    </mrow>
    <annotation encoding="StarMath 5.0">{f(x) = sum from { n=0 } to { infinity } { {f^{(n)}(x_0) } over { fact{n} } (x-x_0)^n } "hello"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4:04:37.159059591</meta:creation-date>
    <dc:date>2023-08-31T14:33:49.585443620</dc:date>
    <meta:editing-duration>PT1H35S</meta:editing-duration>
    <meta:editing-cycles>19</meta:editing-cycles>
    <meta:generator>LibreOfficeDev/24.2.0.0.alpha0$MacOSX_X86_64 LibreOffice_project/9b69c8e30ce49affaca9936cbf74d0bd940140fa</meta:generator>
  </office:meta>
</office:document-meta>
</file>